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9.8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9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3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lcul de la longueur d’un aviron de godill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Hauteur des mains du godilleur au dessus de son plancher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Hauteur de a dame de nage au dessus de l’eau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Hauteur de la dame de nage au dessus des pieds du godilleu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α</text:p>
          </table:table-cell>
          <table:table-cell office:value-type="string" calcext:value-type="string">
            <text:p>Angle d<text:span text:style-name="T1">é</text:span>siré de l’aviron avec l’horizontale (en degrés)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Entre la dame de nage et les mains du godilleur</text:p>
          </table:table-cell>
          <table:table-cell table:style-name="ce3" table:formula="of:=([.C3]-[.C5])/SIN(RADIANS([.C6]))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Entre la dame de nage et l’eau</text:p>
          </table:table-cell>
          <table:table-cell table:style-name="ce3" table:formula="of:=([.C4])/SIN(RADIANS([.C6]))" office:value-type="float" office:value="120" calcext:value-type="float">
            <text:p>1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</text:p>
          </table:table-cell>
          <table:table-cell office:value-type="string" calcext:value-type="string">
            <text:p>Longueur du manche de l’aviron</text:p>
          </table:table-cell>
          <table:table-cell table:style-name="ce3" table:formula="of:=[.C8]+[.C9]" office:value-type="float" office:value="320" calcext:value-type="float">
            <text:p>320</text:p>
          </table:table-cell>
          <table:table-cell/>
          <table:table-cell office:value-type="string" calcext:value-type="string">
            <text:p>entre la poign<text:span text:style-name="T1">é</text:span>e et le début de la pel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5-31T08:55:04.621448247</meta:creation-date>
    <dc:date>2024-05-31T09:41:54.025348677</dc:date>
    <meta:editing-duration>PT36M27S</meta:editing-duration>
    <meta:editing-cycles>4</meta:editing-cycles>
    <meta:generator>LibreOffice/7.0.3.1$MacOSX_X86_64 LibreOffice_project/d7547858d014d4cf69878db179d326fc3483e082</meta:generator>
    <meta:document-statistic meta:table-count="1" meta:cell-count="23" meta:object-count="0"/>
  </office:meta>
</office:document-meta>
</file>